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4.14pt"/>
    </style:style>
    <style:style style:name="co3" style:family="table-column">
      <style:table-column-properties fo:break-before="auto" style:column-width="152.8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Grad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First name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Email address</text:p>
          </table:table-cell>
          <table:table-cell office:value-type="string" calcext:value-type="string">
            <text:p>JITT 1.1</text:p>
          </table:table-cell>
          <table:table-cell office:value-type="string" calcext:value-type="string">
            <text:p>JITT 1.2</text:p>
          </table:table-cell>
          <table:table-cell office:value-type="string" calcext:value-type="string">
            <text:p>Homework 1</text:p>
          </table:table-cell>
          <table:table-cell office:value-type="string" calcext:value-type="string">
            <text:p>JITT 1.3</text:p>
          </table:table-cell>
          <table:table-cell office:value-type="string" calcext:value-type="string">
            <text:p>Homework 2</text:p>
          </table:table-cell>
          <table:table-cell office:value-type="string" calcext:value-type="string">
            <text:p>JITT 1.4</text:p>
          </table:table-cell>
          <table:table-cell office:value-type="string" calcext:value-type="string">
            <text:p>Homework 3</text:p>
          </table:table-cell>
          <table:table-cell office:value-type="string" calcext:value-type="string">
            <text:p>Midterm 1</text:p>
          </table:table-cell>
          <table:table-cell office:value-type="string" calcext:value-type="string">
            <text:p>JITT 1.5</text:p>
          </table:table-cell>
        </table:table-row>
        <table:table-row table:style-name="ro1">
          <table:table-cell office:value-type="string" calcext:value-type="string">
            <text:p>Angelica</text:p>
          </table:table-cell>
          <table:table-cell office:value-type="string" calcext:value-type="string">
            <text:p>Arellano</text:p>
          </table:table-cell>
          <table:table-cell office:value-type="string" calcext:value-type="string">
            <text:p>aarella1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0/11" office:value-type="float" office:value="0.909090909090909" calcext:value-type="float">
            <text:p>0.9090909091</text:p>
          </table:table-cell>
          <table:table-cell office:value-type="float" office:value="1" calcext:value-type="float">
            <text:p>1</text:p>
          </table:table-cell>
          <table:table-cell table:formula="of:=9.75/10" office:value-type="float" office:value="0.975" calcext:value-type="float">
            <text:p>0.975</text:p>
          </table:table-cell>
          <table:table-cell office:value-type="float" office:value="1" calcext:value-type="float">
            <text:p>1</text:p>
          </table:table-cell>
          <table:table-cell/>
          <table:table-cell table:formula="of:=22.75/30" office:value-type="float" office:value="0.758333333333333" calcext:value-type="float">
            <text:p>0.75833333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ina</text:p>
          </table:table-cell>
          <table:table-cell office:value-type="string" calcext:value-type="string">
            <text:p>Bonto</text:p>
          </table:table-cell>
          <table:table-cell office:value-type="string" calcext:value-type="string">
            <text:p>abonto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1/1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11/10"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  <table:table-cell/>
          <table:table-cell table:formula="of:=25.5/30" office:value-type="float" office:value="0.85" calcext:value-type="float">
            <text:p>0.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ace</text:p>
          </table:table-cell>
          <table:table-cell office:value-type="string" calcext:value-type="string">
            <text:p>Calderon</text:p>
          </table:table-cell>
          <table:table-cell office:value-type="string" calcext:value-type="string">
            <text:p>scaldero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0.5/11" office:value-type="float" office:value="0.954545454545455" calcext:value-type="float">
            <text:p>0.9545454545</text:p>
          </table:table-cell>
          <table:table-cell office:value-type="float" office:value="0" calcext:value-type="float">
            <text:p>0</text:p>
          </table:table-cell>
          <table:table-cell table:formula="of:=9.5/10" office:value-type="float" office:value="0.95" calcext:value-type="float">
            <text:p>0.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1 bonus</text:p>
          </table:table-cell>
          <table:table-cell table:formula="of:=15/30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tthew</text:p>
          </table:table-cell>
          <table:table-cell office:value-type="string" calcext:value-type="string">
            <text:p>Condon</text:p>
          </table:table-cell>
          <table:table-cell office:value-type="string" calcext:value-type="string">
            <text:p>mcondon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9.7/11" office:value-type="float" office:value="0.881818181818182" calcext:value-type="float">
            <text:p>0.8818181818</text:p>
          </table:table-cell>
          <table:table-cell office:value-type="float" office:value="0" calcext:value-type="float">
            <text:p>0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table:formula="of:=19/30" office:value-type="float" office:value="0.633333333333333" calcext:value-type="float">
            <text:p>0.63333333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anica</text:p>
          </table:table-cell>
          <table:table-cell office:value-type="string" calcext:value-type="string">
            <text:p>Cooley</text:p>
          </table:table-cell>
          <table:table-cell office:value-type="string" calcext:value-type="string">
            <text:p>dcooley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9.7/11" office:value-type="float" office:value="0.881818181818182" calcext:value-type="float">
            <text:p>0.8818181818</text:p>
          </table:table-cell>
          <table:table-cell office:value-type="float" office:value="1" calcext:value-type="float">
            <text:p>1</text:p>
          </table:table-cell>
          <table:table-cell table:formula="of:=7.5/10"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/>
          <table:table-cell table:formula="of:=24/30"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ahy</text:p>
          </table:table-cell>
          <table:table-cell office:value-type="string" calcext:value-type="string">
            <text:p>Covarrubias</text:p>
          </table:table-cell>
          <table:table-cell office:value-type="string" calcext:value-type="string">
            <text:p>acovarr1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9.2/11" office:value-type="float" office:value="0.836363636363636" calcext:value-type="float">
            <text:p>0.8363636364</text:p>
          </table:table-cell>
          <table:table-cell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/>
          <table:table-cell table:formula="of:=21.5/30" office:value-type="float" office:value="0.716666666666667" calcext:value-type="float">
            <text:p>0.716666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ya</text:p>
          </table:table-cell>
          <table:table-cell office:value-type="string" calcext:value-type="string">
            <text:p>Eylon</text:p>
          </table:table-cell>
          <table:table-cell office:value-type="string" calcext:value-type="string">
            <text:p>meylon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1.5/11" office:value-type="float" office:value="1.04545454545455" calcext:value-type="float">
            <text:p>1.0454545455</text:p>
          </table:table-cell>
          <table:table-cell office:value-type="float" office:value="1" calcext:value-type="float">
            <text:p>1</text:p>
          </table:table-cell>
          <table:table-cell table:formula="of:=9.5/10"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 bonus</text:p>
          </table:table-cell>
          <table:table-cell table:formula="of:=27.5/30" office:value-type="float" office:value="0.916666666666667" calcext:value-type="float">
            <text:p>0.916666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iana</text:p>
          </table:table-cell>
          <table:table-cell office:value-type="string" calcext:value-type="string">
            <text:p>Firebaugh Ornelas</text:p>
          </table:table-cell>
          <table:table-cell office:value-type="string" calcext:value-type="string">
            <text:p>afirebau@poets.whittier.edu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lory</text:p>
          </table:table-cell>
          <table:table-cell office:value-type="string" calcext:value-type="string">
            <text:p>Henry</text:p>
          </table:table-cell>
          <table:table-cell office:value-type="string" calcext:value-type="string">
            <text:p>mhenry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1.5/11" office:value-type="float" office:value="1.04545454545455" calcext:value-type="float">
            <text:p>1.0454545455</text:p>
          </table:table-cell>
          <table:table-cell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 bonus</text:p>
          </table:table-cell>
          <table:table-cell table:formula="of:=25/30" office:value-type="float" office:value="0.833333333333333" calcext:value-type="float">
            <text:p>0.83333333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Lazarte</text:p>
          </table:table-cell>
          <table:table-cell office:value-type="string" calcext:value-type="string">
            <text:p>slazarte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1/1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8.5/10" office:value-type="float" office:value="0.85" calcext:value-type="float">
            <text:p>0.85</text:p>
          </table:table-cell>
          <table:table-cell office:value-type="float" office:value="1" calcext:value-type="float">
            <text:p>1</text:p>
          </table:table-cell>
          <table:table-cell/>
          <table:table-cell table:formula="of:=24.5/30" office:value-type="float" office:value="0.816666666666667" calcext:value-type="float">
            <text:p>0.816666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y</text:p>
          </table:table-cell>
          <table:table-cell office:value-type="string" calcext:value-type="string">
            <text:p>Lopez</text:p>
          </table:table-cell>
          <table:table-cell office:value-type="string" calcext:value-type="string">
            <text:p>tlopez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1/1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9.25/10" office:value-type="float" office:value="0.925" calcext:value-type="float">
            <text:p>0.925</text:p>
          </table:table-cell>
          <table:table-cell office:value-type="float" office:value="1" calcext:value-type="float">
            <text:p>1</text:p>
          </table:table-cell>
          <table:table-cell/>
          <table:table-cell table:formula="of:=25/30" office:value-type="float" office:value="0.833333333333333" calcext:value-type="float">
            <text:p>0.83333333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andon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bmai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0.5/11" office:value-type="float" office:value="0.954545454545455" calcext:value-type="float">
            <text:p>0.9545454545</text:p>
          </table:table-cell>
          <table:table-cell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table:formula="of:=22.5/30"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lizabeth</text:p>
          </table:table-cell>
          <table:table-cell office:value-type="string" calcext:value-type="string">
            <text:p>Medina-Gonzalez</text:p>
          </table:table-cell>
          <table:table-cell office:value-type="string" calcext:value-type="string">
            <text:p>emedinag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0/11" office:value-type="float" office:value="0.909090909090909" calcext:value-type="float">
            <text:p>0.9090909091</text:p>
          </table:table-cell>
          <table:table-cell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/>
          <table:table-cell table:formula="of:=25/30" office:value-type="float" office:value="0.833333333333333" calcext:value-type="float">
            <text:p>0.83333333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anoe</text:p>
          </table:table-cell>
          <table:table-cell office:value-type="string" calcext:value-type="string">
            <text:p>Morihara</text:p>
          </table:table-cell>
          <table:table-cell office:value-type="string" calcext:value-type="string">
            <text:p>kmorihar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9/11" office:value-type="float" office:value="0.818181818181818" calcext:value-type="float">
            <text:p>0.8181818182</text:p>
          </table:table-cell>
          <table:table-cell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table:formula="of:=24/30"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andon</text:p>
          </table:table-cell>
          <table:table-cell office:value-type="string" calcext:value-type="string">
            <text:p>Mulrooney</text:p>
          </table:table-cell>
          <table:table-cell office:value-type="string" calcext:value-type="string">
            <text:p>bmulroon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9.7/11" office:value-type="float" office:value="0.881818181818182" calcext:value-type="float">
            <text:p>0.8818181818</text:p>
          </table:table-cell>
          <table:table-cell office:value-type="float" office:value="1" calcext:value-type="float">
            <text:p>1</text:p>
          </table:table-cell>
          <table:table-cell table:formula="of:=9.75/10" office:value-type="float" office:value="0.975" calcext:value-type="float">
            <text:p>0.975</text:p>
          </table:table-cell>
          <table:table-cell office:value-type="float" office:value="1" calcext:value-type="float">
            <text:p>1</text:p>
          </table:table-cell>
          <table:table-cell/>
          <table:table-cell table:formula="of:=28.5/30"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andon</text:p>
          </table:table-cell>
          <table:table-cell office:value-type="string" calcext:value-type="string">
            <text:p>Nguyen</text:p>
          </table:table-cell>
          <table:table-cell office:value-type="string" calcext:value-type="string">
            <text:p>bnguyen1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1/1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 bonus</text:p>
          </table:table-cell>
          <table:table-cell table:formula="of:=28.5/30"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drien</text:p>
          </table:table-cell>
          <table:table-cell office:value-type="string" calcext:value-type="string">
            <text:p>Perez</text:p>
          </table:table-cell>
          <table:table-cell office:value-type="string" calcext:value-type="string">
            <text:p>aperez14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0/11" office:value-type="float" office:value="0.909090909090909" calcext:value-type="float">
            <text:p>0.9090909091</text:p>
          </table:table-cell>
          <table:table-cell office:value-type="float" office:value="0" calcext:value-type="float">
            <text:p>0</text:p>
          </table:table-cell>
          <table:table-cell table:formula="of:=8/10"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/>
          <table:table-cell table:formula="of:=20/30" office:value-type="float" office:value="0.666666666666667" calcext:value-type="float">
            <text:p>0.666666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ylor</text:p>
          </table:table-cell>
          <table:table-cell office:value-type="string" calcext:value-type="string">
            <text:p>Telles</text:p>
          </table:table-cell>
          <table:table-cell office:value-type="string" calcext:value-type="string">
            <text:p>ttelles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0/11" office:value-type="float" office:value="0.909090909090909" calcext:value-type="float">
            <text:p>0.9090909091</text:p>
          </table:table-cell>
          <table:table-cell office:value-type="float" office:value="0" calcext:value-type="float">
            <text:p>0</text:p>
          </table:table-cell>
          <table:table-cell table:formula="of:=9.25/10" office:value-type="float" office:value="0.925" calcext:value-type="float">
            <text:p>0.925</text:p>
          </table:table-cell>
          <table:table-cell office:value-type="float" office:value="1" calcext:value-type="float">
            <text:p>1</text:p>
          </table:table-cell>
          <table:table-cell/>
          <table:table-cell table:formula="of:=22/30" office:value-type="float" office:value="0.733333333333333" calcext:value-type="float">
            <text:p>0.73333333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revor</text:p>
          </table:table-cell>
          <table:table-cell office:value-type="string" calcext:value-type="string">
            <text:p>Tuma</text:p>
          </table:table-cell>
          <table:table-cell office:value-type="string" calcext:value-type="string">
            <text:p>ttuma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1.5/11" office:value-type="float" office:value="1.04545454545455" calcext:value-type="float">
            <text:p>1.0454545455</text:p>
          </table:table-cell>
          <table:table-cell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table:formula="of:=20.5/30" office:value-type="float" office:value="0.683333333333333" calcext:value-type="float">
            <text:p>0.6833333333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 </text:p>
      </style:header>
      <style:header-left style:display="false"/>
      <style:footer>
        <text:p>Page <text:page-number>1</text:page-number> 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 </text:p>
        </style:region-left>
        <style:region-right>
          <text:p><text:date style:data-style-name="N2" text:date-value="2018-03-28">00/00/0000</text:date>, <text:time style:data-style-name="N2" text:time-value="09:51:27.933700839">00:00:00</text:time> </text:p>
        </style:region-right>
      </style:header>
      <style:header-left style:display="false"/>
      <style:footer>
        <text:p>Page <text:page-number>1</text:page-number> / <text:page-count>99</text:page-count> 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initial-creator>Jordan Hanson</meta:initial-creator>
    <meta:creation-date>2018-02-07T14:06:03</meta:creation-date>
    <dc:date>2018-03-28T09:51:39.495873935</dc:date>
    <meta:editing-duration>PT1H15M28S</meta:editing-duration>
    <meta:editing-cycles>24</meta:editing-cycles>
    <meta:document-statistic meta:table-count="1" meta:cell-count="223" meta:object-count="0"/>
  </office:meta>
</office:document-meta>
</file>